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 fo:min-height="24.25cm" fo:min-width="28.193cm"/>
    </style:style>
    <style:style style:name="gr2" style:family="graphic" style:parent-style-name="standard">
      <style:graphic-properties draw:fill-color="#004586" draw:textarea-horizontal-align="justify" draw:textarea-vertical-align="middle" draw:auto-grow-height="false" fo:min-height="2.304cm" fo:min-width="9.9cm"/>
    </style:style>
    <style:style style:name="gr3" style:family="graphic" style:parent-style-name="standard">
      <style:graphic-properties draw:fill-color="#004586" draw:textarea-horizontal-align="justify" draw:textarea-vertical-align="middle" draw:auto-grow-height="false" fo:min-height="3.464cm" fo:min-width="5.3cm"/>
    </style:style>
    <style:style style:name="gr4" style:family="graphic" style:parent-style-name="standard">
      <style:graphic-properties draw:fill-color="#004586" draw:textarea-horizontal-align="justify" draw:textarea-vertical-align="middle" draw:auto-grow-height="false" fo:min-height="2.42cm" fo:min-width="9.9cm"/>
    </style:style>
    <style:style style:name="gr5" style:family="graphic" style:parent-style-name="standard">
      <style:graphic-properties draw:fill-color="#004586" draw:textarea-horizontal-align="justify" draw:textarea-vertical-align="middle" draw:auto-grow-height="false" fo:min-height="3.464cm" fo:min-width="3.3cm"/>
    </style:style>
    <style:style style:name="gr6" style:family="graphic" style:parent-style-name="standard">
      <style:graphic-properties draw:stroke="dash" draw:stroke-dash="Fine_20_Dashed" draw:fill-color="#cfe7f5" draw:textarea-horizontal-align="justify" draw:textarea-vertical-align="middle" draw:auto-grow-height="false" fo:min-height="2.304cm" fo:min-width="7.3cm"/>
    </style:style>
    <style:style style:name="gr7" style:family="graphic" style:parent-style-name="standard">
      <style:graphic-properties draw:stroke="dash" draw:stroke-dash="Fine_20_Dashed" draw:fill-color="#cfe7f5" draw:textarea-horizontal-align="justify" draw:textarea-vertical-align="middle" draw:auto-grow-height="false" fo:min-height="2.537cm" fo:min-width="6.9cm"/>
    </style:style>
    <style:style style:name="gr8" style:family="graphic" style:parent-style-name="standard">
      <style:graphic-properties draw:stroke="dash" draw:stroke-dash="Fine_20_Dashed" draw:fill-color="#cfe7f5" draw:textarea-horizontal-align="justify" draw:textarea-vertical-align="middle" draw:auto-grow-height="false" fo:min-height="2.304cm" fo:min-width="7.5cm"/>
    </style:style>
    <style:style style:name="gr9" style:family="graphic" style:parent-style-name="standard">
      <style:graphic-properties draw:stroke="dash" draw:stroke-dash="_32__20_Dots_20_1_20_Dash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316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564cm"/>
    </style:style>
    <style:style style:name="gr13" style:family="graphic" style:parent-style-name="standard">
      <style:graphic-properties draw:stroke="none" svg:stroke-color="#000000" draw:fill="none" draw:fill-color="#ffffff" fo:min-height="1.31cm"/>
    </style:style>
    <style:style style:name="gr14" style:family="graphic" style:parent-style-name="standard">
      <style:graphic-properties draw:textarea-horizontal-align="justify" draw:textarea-vertical-align="middle" draw:auto-grow-height="false" fo:min-height="0.65cm" fo:min-width="9.9cm"/>
    </style:style>
    <style:style style:name="gr15" style:family="graphic" style:parent-style-name="standard">
      <style:graphic-properties draw:stroke="none" svg:stroke-color="#000000" draw:fill="none" draw:fill-color="#ffffff" fo:min-height="1.311cm"/>
    </style:style>
    <style:style style:name="P1" style:family="paragraph">
      <loext:graphic-properties draw:fill-color="#ffff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4586"/>
      <style:paragraph-properties fo:text-align="center"/>
      <style:text-properties style:font-name="Segoe UI1" fo:font-size="18pt" style:font-size-asian="18pt" style:font-size-complex="18pt"/>
    </style:style>
    <style:style style:name="P4" style:family="paragraph">
      <loext:graphic-properties draw:fill-color="#cfe7f5"/>
      <style:paragraph-properties fo:text-align="center"/>
      <style:text-properties style:font-name="Segoe UI1" fo:font-size="18pt" fo:font-weight="bold" style:font-size-asian="18pt" style:font-size-complex="18pt"/>
    </style:style>
    <style:style style:name="P5" style:family="paragraph">
      <loext:graphic-properties draw:fill="none" draw:fill-color="#ffffff"/>
      <style:text-properties style:font-name="Segoe UI1" fo:font-size="14pt" style:font-size-asian="18pt" style:font-size-complex="18pt"/>
    </style:style>
    <style:style style:name="T1" style:family="text">
      <style:text-properties style:font-name="Segoe UI1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Segoe UI1" fo:font-size="18pt" fo:font-weight="bold" style:letter-kerning="true" style:font-name-asian="Microsoft YaHei" style:font-size-asian="18pt" style:font-name-complex="Mangal" style:font-size-complex="18pt"/>
    </style:style>
    <style:style style:name="T3" style:family="text">
      <style:text-properties style:font-name="Segoe UI1" fo:font-size="18pt" fo:font-weight="bold" style:font-size-asian="18pt" style:font-size-complex="18pt"/>
    </style:style>
    <style:style style:name="T4" style:family="text">
      <style:text-properties style:font-name="Segoe UI1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.693cm" svg:height="24.5cm" draw:transform="skewX (-0.000698131700797732) translate (7cm 2.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10.4cm" svg:height="2.554cm" svg:x="12.8cm" svg:y="12.268cm">
          <text:p text:style-name="P2"><text:span text:style-name="T1">Business Servic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5.8cm" svg:height="3.714cm" svg:x="12.8cm" svg:y="22.601cm">
          <text:p text:style-name="P2"><text:span text:style-name="T1">Data Access Objec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0.4cm" svg:height="2.67cm" svg:x="12.8cm" svg:y="17.36cm">
          <text:p text:style-name="P2"><text:span text:style-name="T1">Service Oper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5" draw:id="id5" draw:layer="layout" svg:width="3.8cm" svg:height="3.714cm" svg:x="19.5cm" svg:y="22.601cm">
          <text:p text:style-name="P2"><text:span text:style-name="T1">Entit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4" draw:id="id4" draw:layer="layout" svg:width="7.8cm" svg:height="2.554cm" svg:x="26.4cm" svg:y="12.268cm">
          <text:p text:style-name="P2"><text:span text:style-name="T2">app/models/servic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6" draw:id="id6" draw:layer="layout" svg:width="7.4cm" svg:height="2.787cm" svg:x="26.3cm" svg:y="23.064cm">
          <text:p text:style-name="P2"><text:span text:style-name="T2">app/models/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10.4cm" svg:height="2.554cm" svg:x="12.8cm" svg:y="7.16cm">
          <text:p text:style-name="P2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" draw:id="id2" draw:layer="layout" svg:width="8cm" svg:height="2.554cm" svg:x="26.4cm" svg:y="7.16cm">
          <text:p text:style-name="P2"><text:span text:style-name="T3">app/controllers/resource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23.2cm" svg:y1="8.437cm" svg:x2="26.4cm" svg:y2="8.437cm" draw:start-shape="id1" draw:start-glue-point="1" draw:end-shape="id2" draw:end-glue-point="3" svg:d="M23200 8437h3200" svg:viewBox="0 0 3201 1">
          <text:p/>
        </draw:connector>
        <draw:connector draw:style-name="gr9" draw:text-style-name="P2" draw:layer="layout" svg:x1="23.2cm" svg:y1="13.545cm" svg:x2="26.4cm" svg:y2="13.545cm" draw:start-shape="id3" draw:start-glue-point="1" draw:end-shape="id4" svg:d="M23200 13545h3200" svg:viewBox="0 0 3201 1">
          <text:p/>
        </draw:connector>
        <draw:connector draw:style-name="gr9" draw:text-style-name="P2" draw:layer="layout" svg:x1="23.3cm" svg:y1="24.458cm" svg:x2="26.3cm" svg:y2="24.457cm" draw:start-shape="id5" draw:start-glue-point="1" draw:end-shape="id6" draw:end-glue-point="3" svg:d="M23300 24458h1500v-1h1500" svg:viewBox="0 0 3001 2">
          <text:p/>
        </draw:connector>
        <draw:frame draw:style-name="gr10" draw:text-style-name="P5" draw:layer="layout" svg:width="3.4cm" svg:height="1.566cm" svg:x="14.4cm" svg:y="10.5cm">
          <draw:text-box>
            <text:p><text:span text:style-name="T4">Json request</text:span></text:p>
          </draw:text-box>
        </draw:frame>
        <draw:connector draw:style-name="gr11" draw:text-style-name="P2" draw:layer="layout" svg:x1="19.6cm" svg:y1="9.714cm" svg:x2="19.6cm" svg:y2="12.268cm" svg:d="M19600 9714v2554" svg:viewBox="0 0 1 2555">
          <text:p/>
        </draw:connector>
        <draw:connector draw:style-name="gr11" draw:text-style-name="P2" draw:layer="layout" svg:x1="16.2cm" svg:y1="9.714cm" svg:x2="16.2cm" svg:y2="12.268cm" svg:d="M16200 9714v2554" svg:viewBox="0 0 1 2555">
          <text:p/>
        </draw:connector>
        <draw:frame draw:style-name="gr12" draw:text-style-name="P5" draw:layer="layout" svg:width="3.628cm" svg:height="1.814cm" svg:x="17.972cm" svg:y="10.506cm">
          <draw:text-box>
            <text:p><text:span text:style-name="T4">Json response</text:span></text:p>
          </draw:text-box>
        </draw:frame>
        <draw:frame draw:style-name="gr13" draw:text-style-name="P5" draw:layer="layout" svg:width="3.328cm" svg:height="1.56cm" svg:x="14.472cm" svg:y="15.497cm">
          <draw:text-box>
            <text:p><text:span text:style-name="T4">Json request</text:span></text:p>
          </draw:text-box>
        </draw:frame>
        <draw:connector draw:style-name="gr11" draw:text-style-name="P2" draw:layer="layout" svg:x1="16.2cm" svg:y1="14.822cm" svg:x2="16.2cm" svg:y2="17.376cm" svg:d="M16200 14822v2554" svg:viewBox="0 0 1 2555">
          <text:p/>
        </draw:connector>
        <draw:frame draw:style-name="gr12" draw:text-style-name="P5" draw:layer="layout" svg:width="3.628cm" svg:height="1.814cm" svg:x="17.972cm" svg:y="15.498cm">
          <draw:text-box>
            <text:p><text:span text:style-name="T4">Json response</text:span></text:p>
          </draw:text-box>
        </draw:frame>
        <draw:connector draw:style-name="gr11" draw:text-style-name="P2" draw:layer="layout" svg:x1="19.6cm" svg:y1="14.797cm" svg:x2="19.6cm" svg:y2="17.35cm" svg:d="M19600 14797v2553" svg:viewBox="0 0 1 2554">
          <text:p/>
        </draw:connector>
        <draw:connector draw:style-name="gr11" draw:text-style-name="P2" draw:layer="layout" svg:x1="16.2cm" svg:y1="20.046cm" svg:x2="16.2cm" svg:y2="22.601cm" svg:d="M16200 20046v2555" svg:viewBox="0 0 1 2556">
          <text:p/>
        </draw:connector>
        <draw:connector draw:style-name="gr11" draw:text-style-name="P2" draw:layer="layout" svg:x1="18.6cm" svg:y1="24.458cm" svg:x2="19.5cm" svg:y2="24.458cm" draw:start-shape="id7" draw:start-glue-point="1" draw:end-shape="id5" draw:end-glue-point="3" svg:d="M18600 24458h900" svg:viewBox="0 0 901 1">
          <text:p/>
        </draw:connector>
        <draw:custom-shape draw:style-name="gr14" draw:text-style-name="P2" draw:layer="layout" svg:width="10.4cm" svg:height="0.9cm" svg:x="12.8cm" svg:y="3.7cm">
          <text:p text:style-name="P2">REST API</text:p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3.328cm" svg:height="1.561cm" svg:x="14.472cm" svg:y="5.205cm">
          <draw:text-box>
            <text:p><text:span text:style-name="T4">Json request</text:span></text:p>
          </draw:text-box>
        </draw:frame>
        <draw:connector draw:style-name="gr11" draw:text-style-name="P2" draw:layer="layout" svg:x1="16.2cm" svg:y1="4.614cm" svg:x2="16.2cm" svg:y2="7.168cm" svg:d="M16200 4614v2554" svg:viewBox="0 0 1 2555">
          <text:p/>
        </draw:connector>
        <draw:connector draw:style-name="gr11" draw:text-style-name="P2" draw:layer="layout" svg:x1="19.6cm" svg:y1="4.614cm" svg:x2="19.6cm" svg:y2="7.168cm" svg:d="M19600 4614v2554" svg:viewBox="0 0 1 2555">
          <text:p/>
        </draw:connector>
        <draw:frame draw:style-name="gr12" draw:text-style-name="P5" draw:layer="layout" svg:width="3.628cm" svg:height="1.814cm" svg:x="17.972cm" svg:y="5.206cm">
          <draw:text-box>
            <text:p><text:span text:style-name="T4">Json respon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1T11:03:31.328000000</meta:creation-date>
    <dc:date>2015-10-26T13:14:15.850000000</dc:date>
    <meta:editing-duration>PT33M49S</meta:editing-duration>
    <meta:editing-cycles>9</meta:editing-cycles>
    <meta:generator>LibreOffice/5.0.2.2$Windows_x86 LibreOffice_project/37b43f919e4de5eeaca9b9755ed688758a8251fe</meta:generator>
    <meta:document-statistic meta:object-count="27"/>
  </office:meta>
</office:document-meta>
</file>